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click on the cancel button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lick on the cancel button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valid credentials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>2 Click on the cancel button</text:p>
          </table:table-cell>
          <table:table-cell table:style-name="Table1.A2" office:value-type="string">
            <text:p text:style-name="Table_20_Contents">It should redirect to Counter Ticket Cancel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2:30.73</meta:creation-date>
    <dc:date>2017-10-10T10:55:32.70</dc:date>
    <dc:creator>gaurav tak</dc:creator>
    <meta:editing-duration>PT10M20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1" meta:word-count="76" meta:character-count="446"/>
  </office:meta>
</office:document-meta>
</file>